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cal: Sala reuniões primeiro Andar/Supop<text:line-break/>Data : 24/10/2011<text:line-break/>Participantes: Cesar Viana, Funchal(Coscc), De0D9, Cassiano, Rodrigo e Eloy (SupDE)</text:p>
      <text:p text:style-name="Standard">Relator: Zapa<text:line-break/></text:p>
      <text:p text:style-name="Standard"><text:span text:style-name="T3">1) Colocações</text:span><text:line-break/><text:line-break/>- Zapa solicitou reposicionamento do projeto em relação ao processo e a necessidade de elaboração dos casos de teste.</text:p>
      <text:p text:style-name="Standard"><text:line-break/>- Cesar colocou que os casos de testes seriam incrementais, e que o processo deve ser corrigido, colocando-se o<text:span text:style-name="T3"> Analista Requisitos</text:span> <text:s/>como responsável pelo caso de teste.</text:p>
      <text:p text:style-name="Standard"><text:line-break/>- Zapa leventou a necessidade de treinamento/mentoria para cadastramento de testes no testlink.</text:p>
      <text:p text:style-name="Standard"><text:line-break/>- Será fechado em conjunto com o cliente Coscc/Funchal, o escopo do projeto em reunião as 14:00 hs de 25/10/2011.</text:p>
      <text:p text:style-name="Standard"><text:line-break/>- A Coscc/Funchal, será o responsável pela necessidade 7 do projeto: <text:span text:style-name="Strong_20_Emphasis">Disponibilização de Ambientes ,</text:span><text:span text:style-name="Strong_20_Emphasis"><text:span text:style-name="T2"> conforme acordado </text:span></text:span><text:span text:style-name="Strong_20_Emphasis"><text:s/></text:span><text:span text:style-name="Strong_20_Emphasis"><text:span text:style-name="T1">na reunião do comite gestor e que este ambiente devesse ser externo a qualquer empresa gestora.</text:span></text:span></text:p>
      <text:p text:style-name="Standard"><text:span text:style-name="Strong_20_Emphasis"><text:span text:style-name="T1"><text:line-break/>- Conforme reunião do comite gestor, o projeto deve ser denominado por ExpressoV30.</text:span></text:span></text:p>
      <text:p text:style-name="Standard"><text:span text:style-name="Strong_20_Emphasis"><text:span text:style-name="T1"><text:line-break/>- Lavoisier colocou a necessidade de maior celeridade.</text:span></text:span></text:p>
      <text:p text:style-name="Standard"><text:span text:style-name="Strong_20_Emphasis"><text:span text:style-name="T1"><text:line-break/><text:line-break/></text:span></text:span><text:span text:style-name="Strong_20_Emphasis"><text:span text:style-name="T3">2) Pendencias, continuidade:</text:span></text:span><text:span text:style-name="Strong_20_Emphasis"><text:span text:style-name="T1"><text:line-break/><text:line-break/>- Treinamento/Mentoria para cadastramento dos casos de teste no testlink a ser definido em</text:span></text:span><text:span text:style-name="Strong_20_Emphasis"><text:span text:style-name="T3"> 25/10/2011.</text:span></text:span></text:p>
      <text:p text:style-name="Standard"><text:span text:style-name="Strong_20_Emphasis"><text:span text:style-name="T1"><text:line-break/>- Reunião/ata com cliente para fechar escopo - </text:span></text:span><text:span text:style-name="Strong_20_Emphasis"><text:span text:style-name="T3">25/10/2011 as 14hs.</text:span></text:span></text:p>
      <text:p text:style-name="Standard"><text:span text:style-name="Strong_20_Emphasis"><text:span text:style-name="T1"><text:line-break/>- Definição de ambiente, uso e treinamento da ferramenta IceScrum</text:span></text:span><text:span text:style-name="Strong_20_Emphasis"><text:span text:style-name="T2">(???):</text:span></text:span><text:span text:style-name="Strong_20_Emphasis"><text:span text:style-name="T1"><text:line-break/> <text:s/>enquanto não houver definição usaremos a parede de vidro e postits em papel.</text:span></text:span></text:p>
      <text:p text:style-name="Standard"><text:span text:style-name="Strong_20_Emphasis"><text:span text:style-name="T1"><text:line-break/>- Mentoria para o primeiro Plano Projeto</text:span></text:span><text:span text:style-name="Strong_20_Emphasis"><text:span text:style-name="T3">(???).</text:span></text:span><text:span text:style-name="Strong_20_Emphasis"><text:span text:style-name="T1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Zapalowski</meta:initial-creator>
    <meta:creation-date>2011-10-25T10:04:18</meta:creation-date>
    <meta:document-statistic meta:table-count="0" meta:image-count="0" meta:object-count="0" meta:page-count="1" meta:paragraph-count="13" meta:word-count="215" meta:character-count="1425"/>
    <dc:date>2011-10-25T10:11:32</dc:date>
    <dc:creator>Walter Zapalowski</dc:creator>
    <meta:editing-duration>PT7M21S</meta:editing-duration>
    <meta:editing-cycles>1</meta:editing-cycles>
    <meta:generator>LibreOffice/3.3$Linux LibreOffice_project/330m19$Build-6</meta:generator>
  </office:meta>
</office:document-meta>
</file>